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0a8" officeooo:paragraph-rsid="001330a8"/>
    </style:style>
    <style:style style:name="T1" style:family="text">
      <style:text-properties officeooo:rsid="0014c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<text:span text:style-name="T1">nother</text:span> test libreoffice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8T17:43:11.979023378</meta:creation-date>
    <dc:date>2022-01-17T14:34:28.675855378</dc:date>
    <meta:editing-duration>PT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" meta:character-count="38" meta:non-whitespace-character-count="33"/>
  </office:meta>
</office:document-meta>
</file>